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9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990000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60.5" calcext:value-type="float">
            <text:p>60,5</text:p>
          </table:table-cell>
          <table:table-cell table:style-name="ce2" table:formula="of:=SUM([.C3:.C150])" office:value-type="float" office:value="39" calcext:value-type="float">
            <text:p>39</text:p>
          </table:table-cell>
          <table:table-cell table:style-name="ce2" table:formula="of:=SUM([.B2:.C2])" office:value-type="float" office:value="99.5" calcext:value-type="float">
            <text:p>99,5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style-name="ce5"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.5" calcext:value-type="float">
            <text:p>1,5</text:p>
          </table:table-cell>
          <table:table-cell table:style-name="ce5"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9:.C19]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5" calcext:value-type="float">
            <text:p>3,5</text:p>
          </table:table-cell>
          <table:table-cell table:style-name="ce5"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table:style-name="ce5" office:value-type="float" office:value="2.5" calcext:value-type="float">
            <text:p>2,5</text:p>
          </table:table-cell>
          <table:table-cell table:style-name="ce5"/>
          <table:table-cell table:style-name="ce5"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30" calcext:value-type="date">
            <text:p>2016-06-3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8: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2" calcext:value-type="date">
            <text:p>2016-07-02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29:.C2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7" calcext:value-type="date">
            <text:p>2016-07-27</text:p>
          </table:table-cell>
          <table:table-cell table:style-name="ce5" office:value-type="float" office:value="1.5" calcext:value-type="float">
            <text:p>1,5</text:p>
          </table:table-cell>
          <table:table-cell table:style-name="ce5"/>
          <table:table-cell table:style-name="ce5" table:formula="of:=SUM([.B30:.C30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8" calcext:value-type="date">
            <text:p>2016-07-2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1:.C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0" calcext:value-type="date">
            <text:p>2016-08-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2:.C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7" calcext:value-type="date">
            <text:p>2016-08-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3:.C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29" calcext:value-type="date">
            <text:p>2016-08-29</text:p>
          </table:table-cell>
          <table:table-cell table:style-name="ce5" office:value-type="string" calcext:value-type="string">
            <text:p>1.5</text:p>
          </table:table-cell>
          <table:table-cell table:style-name="ce5"/>
          <table:table-cell table:style-name="ce5" table:formula="of:=SUM([.B34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31" calcext:value-type="date">
            <text:p>2016-08-3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35:.C3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9-02" calcext:value-type="date">
            <text:p>2016-09-0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36:.C3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9-02" calcext:value-type="date">
            <text:p>2016-09-0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37:.C3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9-17" calcext:value-type="date">
            <text:p>2016-09-17</text:p>
          </table:table-cell>
          <table:table-cell table:number-columns-repeated="2" table:style-name="ce5" office:value-type="float" office:value="5.5" calcext:value-type="float">
            <text:p>5,5</text:p>
          </table:table-cell>
          <table:table-cell table:style-name="ce5" table:formula="of:=SUM([.B38:.C38])" office:value-type="float" office:value="11" calcext:value-type="float">
            <text:p>11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6:Reviews.A18 Reviews.B4:Reviews.B4 Reviews.B6:Reviews.B18 Reviews.C4:Reviews.C4 Reviews.C6:Reviews.C18 Reviews.D4:Reviews.D4 Reviews.D6:Reviews.D18 Reviews.E4:Reviews.E4 Reviews.E6:Reviews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89.86mm" svg:x="233.33mm" svg:y="16.04mm">
            <loext:p draw:notify-on-update-of-ranges="Reviews.B4:Reviews.E4 Reviews.B5:Reviews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2"/>
        <table:table-column table:style-name="co1" table:number-columns-repeated="3" table:default-cell-style-name="ce17"/>
        <table:table-column table:style-name="co1" table:default-cell-style-name="ce18"/>
        <table:table-column table:style-name="co4" table:default-cell-style-name="Default"/>
        <table:table-column table:style-name="co1" table:default-cell-style-name="ce20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21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22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office:value-type="string" calcext:value-type="string">
            <text:p>Done in 2015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NNUAL TOTAL</text:p>
          </table:table-cell>
          <table:table-cell table:style-name="ce15" table:formula="of:=SUM([.B6:.B18])" office:value-type="float" office:value="185" calcext:value-type="float">
            <text:p>185</text:p>
          </table:table-cell>
          <table:table-cell table:style-name="ce15" table:formula="of:=SUM([.C6:.C18])" office:value-type="float" office:value="212" calcext:value-type="float">
            <text:p>212</text:p>
          </table:table-cell>
          <table:table-cell table:style-name="ce15" table:formula="of:=SUM([.D6:.D18])" office:value-type="float" office:value="209" calcext:value-type="float">
            <text:p>209</text:p>
          </table:table-cell>
          <table:table-cell table:style-name="ce15" table:formula="of:=SUM([.E6:.E18])" office:value-type="float" office:value="215" calcext:value-type="float">
            <text:p>215</text:p>
          </table:table-cell>
          <table:table-cell/>
          <table:table-cell table:style-name="ce15" table:formula="of:=SUM([.B5:.E5])" office:value-type="float" office:value="821" calcext:value-type="float">
            <text:p>821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Freshwater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6:.E6])"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Finfish – Marine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formula="of:=SUM([.B7:.E7])"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8:.E8])"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9:.E9])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0:.E10]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1:.E11])"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2:.E12])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3:.E13])"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5:.E15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table:formula="of:=SUM([.B16:.E16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formula="of:=SUM([.B17:.E17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8:.E18])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Default" table:number-columns-repeated="4"/>
          <table:table-cell table:style-name="Default" table:formula="of:=SUM([.E6:.E18])" office:value-type="float" office:value="215" calcext:value-type="float">
            <text:p>215</text:p>
          </table:table-cell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00-00-00</text:date>, <text:time style:data-style-name="N2" text:time-value="01:26:45.10741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9-18T01:26:57.220614048</dc:date>
    <meta:editing-duration>P1DT5H37M40S</meta:editing-duration>
    <meta:editing-cycles>63</meta:editing-cycles>
    <meta:generator>LibreOffice/5.0.6.2$Linux_X86_64 LibreOffice_project/00m0$Build-2</meta:generator>
    <meta:document-statistic meta:table-count="2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6:Reviews.E18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6:Review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6:Reviews.B18" chart:label-cell-address="Reviews.B4:Reviews.B4" chart:class="chart:bar">
            <chart:data-point chart:repeated="13"/>
          </chart:series>
          <chart:series chart:style-name="ch8" chart:values-cell-range-address="Reviews.C6:Reviews.C18" chart:label-cell-address="Reviews.C4:Reviews.C4" chart:class="chart:bar">
            <chart:data-point chart:repeated="13"/>
          </chart:series>
          <chart:series chart:style-name="ch9" chart:values-cell-range-address="Reviews.D6:Reviews.D18" chart:label-cell-address="Reviews.D4:Reviews.D4" chart:class="chart:bar">
            <chart:data-point chart:repeated="13"/>
          </chart:series>
          <chart:series chart:style-name="ch10" chart:values-cell-range-address="Reviews.E6:Reviews.E18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6:Reviews.A18</svg:desc>
                </draw:g>
              </table:table-cell>
              <table:table-cell office:value-type="float" office:value="19">
                <text:p>19</text:p>
                <draw:g>
                  <svg:desc>Reviews.B6:Reviews.B18</svg:desc>
                </draw:g>
              </table:table-cell>
              <table:table-cell office:value-type="float" office:value="28">
                <text:p>28</text:p>
                <draw:g>
                  <svg:desc>Reviews.C6:Reviews.C18</svg:desc>
                </draw:g>
              </table:table-cell>
              <table:table-cell office:value-type="float" office:value="34">
                <text:p>34</text:p>
                <draw:g>
                  <svg:desc>Reviews.D6:Reviews.D18</svg:desc>
                </draw:g>
              </table:table-cell>
              <table:table-cell office:value-type="float" office:value="20">
                <text:p>20</text:p>
                <draw:g>
                  <svg:desc>Reviews.E6:Reviews.E18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87cm" xlink:href=".." xlink:type="simple" chart:class="chart:bar" chart:style-name="ch1">
        <chart:legend chart:legend-position="end" svg:x="14.113cm" svg:y="4.194cm" style:legend-expansion="high" chart:style-name="ch2"/>
        <chart:plot-area chart:style-name="ch3" table:cell-range-address="Reviews.B4:Reviews.E5" chart:data-source-has-labels="row" svg:x="0.319cm" svg:y="0.179cm" svg:width="13.475cm" svg:height="8.629cm">
          <chartooo:coordinate-region svg:x="1.126cm" svg:y="0.378cm" svg:width="12.668cm" svg:height="7.783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E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85">
                <text:p>185</text:p>
                <draw:g>
                  <svg:desc>Reviews.B5:Reviews.E5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